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lassWidgetListenerBuild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lassWidgetListener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lassWidgetListenerBuilder.buildListener( Element element , Class listener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